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be8c" officeooo:paragraph-rsid="000bbe8c"/>
    </style:style>
    <style:style style:name="P2" style:family="paragraph" style:parent-style-name="Standard">
      <style:text-properties style:text-underline-style="solid" style:text-underline-width="auto" style:text-underline-color="font-color" officeooo:rsid="000bbe8c" officeooo:paragraph-rsid="000bbe8c"/>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0bbe8c" officeooo:paragraph-rsid="000bbe8c" style:font-weight-asian="bold" style:font-weight-complex="bold"/>
    </style:style>
    <style:style style:name="P4" style:family="paragraph" style:parent-style-name="Standard">
      <style:text-properties style:text-underline-style="solid" style:text-underline-width="auto" style:text-underline-color="font-color" officeooo:rsid="000faceb" officeooo:paragraph-rsid="000faceb"/>
    </style:style>
    <style:style style:name="P5" style:family="paragraph" style:parent-style-name="Standard">
      <style:text-properties style:text-underline-style="solid" style:text-underline-width="auto" style:text-underline-color="font-color" officeooo:rsid="0011a092" officeooo:paragraph-rsid="0011a092"/>
    </style:style>
    <style:style style:name="P6" style:family="paragraph" style:parent-style-name="Standard">
      <style:text-properties style:text-underline-style="none" officeooo:rsid="000bbe8c" officeooo:paragraph-rsid="000bbe8c"/>
    </style:style>
    <style:style style:name="P7" style:family="paragraph" style:parent-style-name="Standard">
      <style:text-properties style:text-underline-style="none" officeooo:rsid="000ca8d6" officeooo:paragraph-rsid="000ca8d6"/>
    </style:style>
    <style:style style:name="P8" style:family="paragraph" style:parent-style-name="Standard">
      <style:text-properties style:text-underline-style="none" officeooo:rsid="000ca8d6" officeooo:paragraph-rsid="000faceb"/>
    </style:style>
    <style:style style:name="P9" style:family="paragraph" style:parent-style-name="Standard">
      <style:text-properties style:text-underline-style="none" officeooo:rsid="000faceb" officeooo:paragraph-rsid="000faceb"/>
    </style:style>
    <style:style style:name="P10" style:family="paragraph" style:parent-style-name="Standard">
      <style:text-properties style:text-underline-style="none" officeooo:rsid="0011a092" officeooo:paragraph-rsid="0011a092"/>
    </style:style>
    <style:style style:name="P11" style:family="paragraph" style:parent-style-name="Standard">
      <style:paragraph-properties fo:padding="0.074cm" fo:border-left="none" fo:border-right="none" fo:border-top="none" fo:border-bottom="0.99pt solid #000000" style:join-border="false"/>
      <style:text-properties style:text-underline-style="none" officeooo:rsid="000faceb" officeooo:paragraph-rsid="000face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0e3f8c"/>
    </style:style>
    <style:style style:name="T4" style:family="text">
      <style:text-properties officeooo:rsid="000faceb"/>
    </style:style>
    <style:style style:name="T5" style:family="text">
      <style:text-properties officeooo:rsid="001353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bstract</text:p>
      <text:p text:style-name="P1"/>
      <text:p text:style-name="P1"/>
      <text:p text:style-name="P2">Moneyball in cricket</text:p>
      <text:p text:style-name="P2"/>
      <text:p text:style-name="P6">My project will aim to implement moneyball techniques in cricket,in order to improve player performance and also player selection processes(auctions in IPL).Data analytics will be used to find the often overlooked factors and any overrated factors in a player's analysis.All database will be obtained from cricketing database sites like <text:a xlink:type="simple" xlink:href="http://www.espncricinfo.com/">www.espncricinfo.com</text:a> and <text:a xlink:type="simple" xlink:href="http://www.iplt20.com/">www.iplt20.com</text:a> .</text:p>
      <text:p text:style-name="P6"/>
      <text:p text:style-name="P2">History</text:p>
      <text:p text:style-name="P2"/>
      <text:p text:style-name="P6">Moneyball was famouly used in baseball back in 2002 with the Oakland A's, which led to their winning streak of a record 20 matches.”Moneyball”,the film was released in 2011,documenting their success.In IPL,”Rajasthan Royals” have used it well in their auction strategies.The “Kolkata Knight Riders” have also used data inputs from SAP in their title victories in 2013 and 2014.</text:p>
      <text:p text:style-name="P6"/>
      <text:p text:style-name="P6">References: <text:a xlink:type="simple" xlink:href="http://www.nextbigwhat.com/kkr-win-sap-analytics-297/">http://www.nextbigwhat.com/kkr-win-sap-analytics-297/</text:a></text:p>
      <text:p text:style-name="P6"><text:s text:c="20"/><text:a xlink:type="simple" xlink:href="http://www.espncricinfo.com/indian-premier-league-2015/content/story/833861.html">http://www.espncricinfo.com/indian-premier-league-2015/content/story/833861.html</text:a></text:p>
      <text:p text:style-name="P6"/>
      <text:p text:style-name="P6"/>
      <text:p text:style-name="P2">How do I plan to do it.</text:p>
      <text:p text:style-name="P2"/>
      <text:p text:style-name="P7">Cricketers,batsmen,bowlers and fielders,in general have attributes like number of matches played,batting/bowling averages,boundaries scored or conceded ,dismissals etc. We aim to find the most and least relevant among these attributes based on previous match statistics.</text:p>
      <text:p text:style-name="P7"><text:tab/></text:p>
      <text:p text:style-name="P7"><text:tab/>Using data analytics will help us in this situation greatly.Techniques like<text:span text:style-name="T1"> linear/logistic regression and classification &amp; regression trees</text:span><text:span text:style-name="T2"> i</text:span><text:span text:style-name="T1">n R </text:span>can be used in analysing our data.<text:span text:style-name="T3">Every player's impact index(impact in the match) can also be calculated based on this.</text:span></text:p>
      <text:p text:style-name="P7"><text:tab/> </text:p>
      <text:p text:style-name="P7"><text:tab/>IPL will be a good platform for our analysis because of the huge sample size(number of matches played).Also,only the league stage matches will be considered due to the factor of unpredictability in knock-outs.</text:p>
      <text:p text:style-name="P7"/>
      <text:p text:style-name="P7"><text:tab/>Analysis will also be carried out on various IPL teams' auction strategies,esp. Rajasthan Royals as a case study.Their think-<text:span text:style-name="T3">tank has confirmed use of <text:s/>moneyball techniques,and it will be interesting to understand their auction strategies.</text:span></text:p>
      <text:p text:style-name="P7"/>
      <text:p text:style-name="P7"><text:tab/><text:span text:style-name="T3">The project will also aim at devising algorithms to select players based on their histories and team requirements.It will be tested on our test set selected randomly from our database,and accuracy will be calculated.</text:span></text:p>
      <text:p text:style-name="P7"/>
      <text:p text:style-name="P7"/>
      <text:p text:style-name="P4">An example</text:p>
      <text:p text:style-name="P7"/>
      <text:p text:style-name="P8"><text:tab/> <text:span text:style-name="T4">I have attached an R script file with the mail,which runs linear regression on data obtained from </text:span><text:a xlink:type="simple" xlink:href="http://www.baseball-reference.com/"><text:span text:style-name="T4">http://www.baseball-reference.com/</text:span></text:a><text:span text:style-name="T4"> . It aims to find relationships of the number of wins against run difference at first.Then with on-base percentage(OBP),slugging percentage(SP) and batting average(BA).</text:span></text:p>
      <text:p text:style-name="P8"/>
      <text:p text:style-name="P9">The results observed are :--</text:p>
      <text:p text:style-name="P9"><text:soft-page-break/>summary(WinsReg)</text:p>
      <text:p text:style-name="P9"/>
      <text:p text:style-name="P9">Coefficients: </text:p>
      <text:p text:style-name="P9"><text:s text:c="13"/>Estimate Std. Error t value Pr(&gt;|t|) <text:s text:c="3"/></text:p>
      <text:p text:style-name="P9">(Intercept) 80.881375 <text:s text:c="2"/>0.131157 <text:s/>616.67 <text:s text:c="2"/>&lt;2e-16 *** </text:p>
      <text:p text:style-name="P9">RD <text:s text:c="10"/>0.105766 <text:s text:c="2"/>0.001297 <text:s text:c="2"/>81.55 <text:s text:c="2"/>&lt;2e-16 *** </text:p>
      <text:p text:style-name="P9"/>
      <text:p text:style-name="P9">Residual standard error: 3.939 on 900 degrees of freedom </text:p>
      <text:p text:style-name="P9">Multiple R-squared: <text:s/>0.8808,<text:tab/>Adjusted R-squared: <text:s/>0.8807 </text:p>
      <text:p text:style-name="P9">F-statistic: <text:s/>6651 on 1 and 900 DF, <text:s/>p-value: &lt; 2.2e-16 </text:p>
      <text:p text:style-name="P9"/>
      <text:p text:style-name="P11"/>
      <text:p text:style-name="P9">summary(RunsReg)</text:p>
      <text:p text:style-name="P9"/>
      <text:p text:style-name="P9">Coefficients: </text:p>
      <text:p text:style-name="P9"><text:s text:c="12"/>Estimate Std. Error t value Pr(&gt;|t|) <text:s text:c="3"/></text:p>
      <text:p text:style-name="P9">(Intercept) <text:s/>-804.63 <text:s text:c="5"/>18.92 <text:s/>-42.53 <text:s text:c="2"/>&lt;2e-16 *** </text:p>
      <text:p text:style-name="P9">OBP <text:s text:c="9"/>2737.77 <text:s text:c="5"/>90.68 <text:s text:c="2"/>30.19 <text:s text:c="2"/>&lt;2e-16 *** </text:p>
      <text:p text:style-name="P9">SLG <text:s text:c="9"/>1584.91 <text:s text:c="5"/>42.16 <text:s text:c="2"/>37.60 <text:s text:c="2"/>&lt;2e-16 *** </text:p>
      <text:p text:style-name="P9"/>
      <text:p text:style-name="P9">Residual standard error: 24.69 on 898 degrees of freedom </text:p>
      <text:p text:style-name="P9">Multiple R-squared: <text:s/>0.9302,<text:tab/>Adjusted R-squared: <text:s text:c="2"/>0.93 </text:p>
      <text:p text:style-name="P9">F-statistic: <text:s/>3989 on 3 and 898 DF, <text:s/>p-value: &lt; 2.2e-16 </text:p>
      <text:p text:style-name="P9"/>
      <text:p text:style-name="P11"/>
      <text:p text:style-name="P9">summary(RunsReg)</text:p>
      <text:p text:style-name="P9"/>
      <text:p text:style-name="P9">Coefficients: </text:p>
      <text:p text:style-name="P9"><text:s text:c="12"/>Estimate Std. Error t value Pr(&gt;|t|) <text:s text:c="3"/></text:p>
      <text:p text:style-name="P9">(Intercept) <text:s/>-804.63 <text:s text:c="5"/>18.92 <text:s/>-42.53 <text:s text:c="2"/>&lt;2e-16 *** </text:p>
      <text:p text:style-name="P9">OBP <text:s text:c="9"/>2737.77 <text:s text:c="5"/>90.68 <text:s text:c="2"/>30.19 <text:s text:c="2"/>&lt;2e-16 *** </text:p>
      <text:p text:style-name="P9">SLG <text:s text:c="9"/>1584.91 <text:s text:c="5"/>42.16 <text:s text:c="2"/>37.60 <text:s text:c="2"/>&lt;2e-16 *** </text:p>
      <text:p text:style-name="P9"/>
      <text:p text:style-name="P9">Residual standard error: 24.79 on 899 degrees of freedom </text:p>
      <text:p text:style-name="P9">Multiple R-squared: <text:s/>0.9296,<text:tab/>Adjusted R-squared: <text:s/>0.9294 </text:p>
      <text:p text:style-name="P9">F-statistic: <text:s/>5934 on 2 and 899 DF, <text:s/>p-value: &lt; 2.2e-16 </text:p>
      <text:p text:style-name="P9"/>
      <text:p text:style-name="P9"/>
      <text:p text:style-name="P10">This was just a simple example of linear regression,telling us about the importance of each attribute in the system. R-squared is also an important piece of information telling us about the accuracy of the model.</text:p>
      <text:p text:style-name="P10"/>
      <text:p text:style-name="P5">Conclusion</text:p>
      <text:p text:style-name="P5"/>
      <text:p text:style-name="P10">I aim to carry my project out in a similar fashion and achieve my objectives <text:span text:style-name="T5">set up.Kindly look up into my idea, and call for me, if you are interes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5T22:36:40.896129831</meta:creation-date>
    <dc:date>2015-04-05T23:33:32.221698768</dc:date>
    <meta:editing-duration>PT18M58S</meta:editing-duration>
    <meta:editing-cycles>7</meta:editing-cycles>
    <meta:generator>LibreOffice/4.2.4.2$Linux_X86_64 LibreOffice_project/420m0$Build-2</meta:generator>
    <meta:document-statistic meta:table-count="0" meta:image-count="0" meta:object-count="0" meta:page-count="2" meta:paragraph-count="47" meta:word-count="563" meta:character-count="4082" meta:non-whitespace-character-count="3341"/>
  </office:meta>
</office:document-meta>
</file>